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199cm" fo:border="none" style:writing-mode="page"/>
    </style:style>
    <style:style style:name="P1" style:family="paragraph" style:parent-style-name="Standard">
      <style:text-properties officeooo:rsid="001fff51" officeooo:paragraph-rsid="001fff51"/>
    </style:style>
    <style:style style:name="P2" style:family="paragraph" style:parent-style-name="Standard">
      <style:text-properties officeooo:rsid="002126be" officeooo:paragraph-rsid="001fff5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ff51" officeooo:paragraph-rsid="001fff5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font-size="13pt" officeooo:rsid="002126be" officeooo:paragraph-rsid="002126be" style:font-size-asian="13pt" style:font-size-complex="13pt"/>
    </style:style>
    <style:style style:name="P5" style:family="paragraph" style:parent-style-name="Standard">
      <style:paragraph-properties fo:line-height="150%"/>
      <style:text-properties fo:font-size="13pt" officeooo:rsid="002126be" officeooo:paragraph-rsid="00284e51" style:font-size-asian="13pt" style:font-size-complex="13pt"/>
    </style:style>
    <style:style style:name="P6" style:family="paragraph" style:parent-style-name="Standard">
      <style:paragraph-properties fo:line-height="150%"/>
      <style:text-properties fo:font-size="13pt" officeooo:rsid="0021b3c8" officeooo:paragraph-rsid="00284e51" style:font-size-asian="13pt" style:font-size-complex="13pt"/>
    </style:style>
    <style:style style:name="P7" style:family="paragraph" style:parent-style-name="Standard">
      <style:paragraph-properties fo:line-height="150%"/>
      <style:text-properties fo:font-size="13pt" officeooo:rsid="0021b3c8" officeooo:paragraph-rsid="0021b3c8" style:font-size-asian="13pt" style:font-size-complex="13pt"/>
    </style:style>
    <style:style style:name="P8" style:family="paragraph" style:parent-style-name="Standard">
      <style:paragraph-properties fo:line-height="150%"/>
      <style:text-properties fo:font-size="13pt" officeooo:rsid="00284e51" officeooo:paragraph-rsid="00284e51" style:font-size-asian="13pt" style:font-size-complex="13pt"/>
    </style:style>
    <style:style style:name="P9" style:family="paragraph" style:parent-style-name="Standard">
      <style:paragraph-properties fo:line-height="150%"/>
      <style:text-properties fo:font-size="13pt" officeooo:rsid="001fff51" officeooo:paragraph-rsid="001fff51" style:font-size-asian="13pt" style:font-size-complex="13pt"/>
    </style:style>
    <style:style style:name="P10" style:family="paragraph" style:parent-style-name="Standard">
      <style:paragraph-properties fo:line-height="150%"/>
      <style:text-properties fo:font-size="13pt" style:text-underline-style="none" fo:font-weight="bold" officeooo:rsid="00284e51" officeooo:paragraph-rsid="00284e5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50%"/>
      <style:text-properties fo:font-size="13pt" style:text-underline-style="none" fo:font-weight="bold" officeooo:rsid="00284e51" officeooo:paragraph-rsid="002126b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/>
      <style:text-properties fo:font-size="13pt" style:text-underline-style="none" fo:font-weight="bold" officeooo:rsid="001fff51" officeooo:paragraph-rsid="001fff5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/>
      <style:text-properties fo:font-size="13pt" style:text-underline-style="none" fo:font-weight="bold" officeooo:rsid="002126be" officeooo:paragraph-rsid="002126b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150%"/>
      <style:text-properties fo:font-size="13pt" style:text-underline-style="none" fo:font-weight="bold" officeooo:rsid="002126be" officeooo:paragraph-rsid="00284e5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50%"/>
      <style:text-properties fo:font-size="13pt" fo:font-style="normal" style:text-underline-style="none" fo:font-weight="bold" officeooo:rsid="001fff51" officeooo:paragraph-rsid="001fff51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line-height="150%"/>
      <style:text-properties fo:font-size="13pt" fo:font-weight="normal" officeooo:rsid="00284e51" officeooo:paragraph-rsid="00284e51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4e51" style:font-weight-asian="bold" style:font-weight-complex="bold"/>
    </style:style>
    <style:style style:name="T3" style:family="text">
      <style:text-properties officeooo:rsid="0021b3c8"/>
    </style:style>
    <style:style style:name="T4" style:family="text">
      <style:text-properties officeooo:rsid="002318a6"/>
    </style:style>
    <style:style style:name="T5" style:family="text">
      <style:text-properties officeooo:rsid="002338c0"/>
    </style:style>
    <style:style style:name="T6" style:family="text">
      <style:text-properties officeooo:rsid="00284e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4e51" style:font-weight-asian="normal" style:font-weight-complex="normal"/>
    </style:style>
    <style:style style:name="T9" style:family="text">
      <style:text-properties fo:font-weight="normal" officeooo:rsid="002338c0" style:font-weight-asian="normal" style:font-weight-complex="normal"/>
    </style:style>
    <style:style style:name="T10" style:family="text">
      <style:text-properties style:text-underline-style="none" fo:font-weight="normal" officeooo:rsid="00284e51" style:font-weight-asian="normal" style:font-weight-complex="normal"/>
    </style:style>
    <style:style style:name="T11" style:family="text">
      <style:text-properties officeooo:rsid="0028f8cd"/>
    </style:style>
    <style:style style:name="T12" style:family="text">
      <style:text-properties officeooo:rsid="002a4b93"/>
    </style:style>
    <style:style style:name="T13" style:family="text">
      <style:text-properties officeooo:rsid="002c7ea2"/>
    </style:style>
    <style:style style:name="T14" style:family="text">
      <style:text-properties officeooo:rsid="00306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s Comemorativas <text:span text:style-name="T11">e Compromissos</text:span> / <text:span text:style-name="T3">2023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Janeiro</text:p>
            <text:p text:style-name="P9"><text:span text:style-name="T1">09</text:span> – Aniversário da Tatiane.</text:p>
            <text:p text:style-name="P9"><text:span text:style-name="T1">20</text:span> – Dia de Oxóssi, Odé, Otim e São Sebastião.</text:p>
            <text:p text:style-name="P9"><text:span text:style-name="T1">24</text:span> – Aniversário da Darlene.</text:p>
            <text:p text:style-name="P9"><text:span text:style-name="T1">26</text:span> – Aniversário da Joseane.</text:p>
          </table:table-cell>
          <table:table-cell table:style-name="Tabela1.A1" office:value-type="string">
            <text:p text:style-name="P12">Fevereiro</text:p>
            <text:p text:style-name="P9"><text:span text:style-name="T1">02</text:span> – <text:span text:style-name="T3">Dia de I</text:span>emanjá.</text:p>
            <text:p text:style-name="P9"><text:span text:style-name="T1">08</text:span> – Aniversário do Pai Evandro.</text:p>
            <text:p text:style-name="P9"><text:span text:style-name="T1">17</text:span> – Aniversário da Shirley.</text:p>
          </table:table-cell>
        </table:table-row>
        <table:table-row>
          <table:table-cell table:style-name="Tabela1.A1" office:value-type="string">
            <text:p text:style-name="P12">Março</text:p>
            <text:p text:style-name="P9"><text:span text:style-name="T1">13</text:span> – Aniversário da Cristiane.</text:p>
            <text:p text:style-name="P9"><text:span text:style-name="T1">23</text:span> – Aniversário do Róbison <text:span text:style-name="T12">Joel</text:span>.</text:p>
            <text:p text:style-name="P9"><text:span text:style-name="T1">29</text:span> – Aniversário do Jorge Henrique.</text:p>
          </table:table-cell>
          <table:table-cell table:style-name="Tabela1.A1" office:value-type="string">
            <text:p text:style-name="P12">Abril</text:p>
            <text:p text:style-name="P9"><text:span text:style-name="T1">20</text:span> – <text:span text:style-name="T3">Aniversário da </text:span>Maria Luíza.</text:p>
            <text:p text:style-name="P9"><text:span text:style-name="T1">23</text:span> – Dia de Ogum e de São Jorge.</text:p>
          </table:table-cell>
        </table:table-row>
        <table:table-row>
          <table:table-cell table:style-name="Tabela1.A1" office:value-type="string">
            <text:p text:style-name="P12">Maio</text:p>
            <text:p text:style-name="P9"><text:span text:style-name="T1">13</text:span> – Dia dos Pretos Velhos.</text:p>
            <text:p text:style-name="P9"><text:span text:style-name="T1">14</text:span> – Dia das Mães.</text:p>
            <text:p text:style-name="P9"><text:span text:style-name="T1">24</text:span> – Dia de Santa Sara Kali.</text:p>
          </table:table-cell>
          <table:table-cell table:style-name="Tabela1.A1" office:value-type="string">
            <text:p text:style-name="P12">Junho</text:p>
            <text:p text:style-name="P9"><text:span text:style-name="T1">13</text:span> – Dia do Bará e de Santo Antônio.</text:p>
            <text:p text:style-name="P9"><text:span text:style-name="T1">19</text:span> – Aniversário da Iasmi<text:span text:style-name="T4">n</text:span>.</text:p>
            <text:p text:style-name="P9"><text:span text:style-name="T1">21</text:span> – Aniversário da Andreyna.</text:p>
            <text:p text:style-name="P9"><text:span text:style-name="T1">24</text:span> – Dia de Xangô de <text:span text:style-name="T3">Ib</text:span><text:span text:style-name="T14">e</text:span><text:span text:style-name="T3">j</text:span>i e São João.</text:p>
            <text:p text:style-name="P4"><text:span text:style-name="T1">29</text:span> – Dia do Bará Lodê e de São Pedro.</text:p>
          </table:table-cell>
        </table:table-row>
        <table:table-row>
          <table:table-cell table:style-name="Tabela1.A1" office:value-type="string">
            <text:p text:style-name="P13">Julho</text:p>
            <text:p text:style-name="P4"><text:span text:style-name="T1">25</text:span> – Dia de Ossanha e de São Cristóvão.</text:p>
          </table:table-cell>
          <table:table-cell table:style-name="Tabela1.A1" office:value-type="string">
            <text:p text:style-name="P11">Agosto</text:p>
            <text:p text:style-name="P8"><text:span text:style-name="T1">05 – </text:span><text:span text:style-name="T7">Curimba na casa da Fabiane de Iemanjá.</text:span></text:p>
            <text:p text:style-name="P16">10 – Batuque no Vô Paulão de Oxalá.</text:p>
            <text:p text:style-name="P4"><text:span text:style-name="T1">2</text:span><text:span text:style-name="T2">2</text:span> – <text:span text:style-name="T6">Corte de Exú na casa da Adriana de Iemanjá.</text:span></text:p>
            <text:p text:style-name="P5"><text:span text:style-name="T1">2</text:span><text:span text:style-name="T2">6</text:span> – <text:span text:style-name="T6">Curimba de Exú na casa da Adriana de Iemanjá.</text:span> Arcanjo.</text:p>
            <text:p text:style-name="P4"><text:span text:style-name="T1">3</text:span><text:span text:style-name="T2">1</text:span> – <text:span text:style-name="T6">Reinauguração do NOSSO YLÊ e obrigação </text:span><text:span text:style-name="T13">de “Quatro pé”</text:span><text:span text:style-name="T6"> das irmãs Iasmin de Oxum Olobá e Jajá de Oxalá</text:span>.</text:p>
            <text:p text:style-name="P4"/>
          </table:table-cell>
        </table:table-row>
        <text:soft-page-break/>
        <table:table-row>
          <table:table-cell table:style-name="Tabela1.A1" office:value-type="string">
            <text:p text:style-name="P14">Setembro</text:p>
            <text:p text:style-name="P10">04 – <text:span text:style-name="T7">Corte para o Lodê no Tio Jorge.</text:span></text:p>
            <text:p text:style-name="P10">14<text:span text:style-name="T7"> – Serão no Vô Jorge de Oxalá.</text:span></text:p>
            <text:p text:style-name="P10">15<text:span text:style-name="T7"> – Obrigação do Vô Jorge de Oxalá.</text:span></text:p>
            <text:p text:style-name="P10">16<text:span text:style-name="T7"> – Batuque no Vô Jorge de Oxalá.</text:span></text:p>
            <text:p text:style-name="P10">15<text:span text:style-name="T7"> – Serão no Tio Jorge de Oxalá.</text:span></text:p>
            <text:p text:style-name="P5"><text:span text:style-name="T1">27</text:span> – Dia de Cosme e Damião.</text:p>
            <text:p text:style-name="P5"><text:span text:style-name="T1">29</text:span> – Dia de Xangô Aganjú e São Miguel Arcanjo <text:span text:style-name="T6">e </text:span><text:span text:style-name="T10">Serão no Tio Jorge de Oxalá.</text:span></text:p>
            <text:p text:style-name="P5"><text:span text:style-name="T1">30</text:span> – Dia de Xangô Agodô e São Jerônimo.</text:p>
          </table:table-cell>
          <table:table-cell table:style-name="Tabela1.A1" office:value-type="string">
            <text:p text:style-name="P13">Outubro</text:p>
            <text:p text:style-name="P6"><text:span text:style-name="T1">0</text:span><text:span text:style-name="T2">6</text:span><text:span text:style-name="T7"> – </text:span><text:span text:style-name="T8">Serão na Tia Adriana de Iemanjá</text:span><text:span text:style-name="T7">.</text:span></text:p>
            <text:p text:style-name="P7"><text:span text:style-name="T1">09</text:span> – Aniversário da Ariane.</text:p>
            <text:p text:style-name="P6"><text:span text:style-name="T2">13</text:span><text:span text:style-name="T7"> – </text:span><text:span text:style-name="T8">Serão na Tia Adriana de Iemanjá</text:span><text:span text:style-name="T7">.</text:span></text:p>
            <text:p text:style-name="P7"><text:span text:style-name="T1">10</text:span> – Aniversário da Larissa.</text:p>
            <text:p text:style-name="P4"><text:span text:style-name="T1">12</text:span> – Dia da Oxum, de Nossa Senhora Aparecida e das Crianças.</text:p>
            <text:p text:style-name="P4"><text:span text:style-name="T1">14</text:span> – Aniversário do Paulo Henrique.</text:p>
            <text:p text:style-name="P6"><text:span text:style-name="T2">1</text:span><text:span text:style-name="T1">9</text:span><text:span text:style-name="T7"> – </text:span><text:span text:style-name="T8">Serão na Tia Solange de Iemanjá</text:span><text:span text:style-name="T7">.</text:span></text:p>
            <text:p text:style-name="P6"><text:span text:style-name="T2">21</text:span><text:span text:style-name="T7"> – </text:span><text:span text:style-name="T8">Batuque na Tia Solange de Iemanjá</text:span><text:span text:style-name="T7">.</text:span></text:p>
          </table:table-cell>
        </table:table-row>
        <table:table-row>
          <table:table-cell table:style-name="Tabela1.A1" office:value-type="string">
            <text:p text:style-name="P13">Novembro</text:p>
            <text:p text:style-name="P4"><text:span text:style-name="T1">02</text:span> – Dia das Almas e dos Finados <text:span text:style-name="T6">e Corte para os Exús no Vô Jorge</text:span>.</text:p>
            <text:p text:style-name="P4"><text:span text:style-name="T1">07</text:span> – Aniversário de Obrigação do Pai Bará.</text:p>
            <text:p text:style-name="P5"><text:span text:style-name="T1">0</text:span><text:span text:style-name="T2">9</text:span><text:span text:style-name="T1"> </text:span><text:span text:style-name="T7">– </text:span><text:span text:style-name="T8">Corte para o Exú Veludo do Vô Jorge.</text:span></text:p>
            <text:p text:style-name="P5"><text:span text:style-name="T2">22</text:span><text:span text:style-name="T8"> – Obrigação do Tio Jair de iemanjá.</text:span></text:p>
            <text:p text:style-name="P4"><text:span text:style-name="T1">25</text:span> – Dia da Obá e de Santa Catarina.</text:p>
            <text:p text:style-name="P5"><text:span text:style-name="T1">2</text:span><text:span text:style-name="T2">7</text:span> – <text:span text:style-name="T6">Corte para os Exús do Tio Jorge</text:span>.</text:p>
            <text:p text:style-name="P8"><text:span text:style-name="T1">30</text:span> – Corte para o Lodê da Tia Adriana de Iemanjá.</text:p>
          </table:table-cell>
          <table:table-cell table:style-name="Tabela1.A1" office:value-type="string">
            <text:p text:style-name="P13">Dezembro</text:p>
            <text:p text:style-name="P5"><text:span text:style-name="T1">0</text:span><text:span text:style-name="T2">2</text:span><text:span text:style-name="T1"> </text:span><text:span text:style-name="T7">– </text:span><text:span text:style-name="T8">Batuque na Tia Adriana de Iemanjá</text:span><text:span text:style-name="T9">.</text:span></text:p>
            <text:p text:style-name="P4"><text:span text:style-name="T1">04</text:span> – Dia de Ian<text:span text:style-name="T3">s</text:span>ã <text:span text:style-name="T5">e Santa Bárbara.</text:span></text:p>
            <text:p text:style-name="P5"><text:span text:style-name="T1">0</text:span><text:span text:style-name="T2">7</text:span> – <text:span text:style-name="T6">Serão no Vô Paulo de Oxalá</text:span>.</text:p>
            <text:p text:style-name="P4"><text:span text:style-name="T1">08</text:span> – Dia de Oxum Pandá e Nossa Senhora da Conceição.</text:p>
            <text:p text:style-name="P5"><text:span text:style-name="T1">08</text:span> – <text:span text:style-name="T6">Batuque no Vô Paulo de Oxalá</text:span>.</text:p>
            <text:p text:style-name="P4"><text:span text:style-name="T1">17</text:span> – Dia de Xapanã e São Lázaro.</text:p>
            <text:p text:style-name="P4"><text:span text:style-name="T1">28</text:span> – Aniversário da Jajá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6:39:58.172732882</meta:creation-date>
    <dc:date>2023-06-23T06:54:10.404835272</dc:date>
    <meta:editing-duration>PT1H5M46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2" meta:paragraph-count="69" meta:word-count="423" meta:character-count="2230" meta:non-whitespace-character-count="1820"/>
  </office:meta>
</office:document-meta>
</file>